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5000003A67CF016A8E25B37C1.png" manifest:media-type="image/png"/>
  <manifest:file-entry manifest:full-path="Pictures/10000000000004C5000002CD6F436AE4F33B0D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-color="#ffea00" draw:textarea-horizontal-align="justify" draw:textarea-vertical-align="middle" draw:auto-grow-height="false" fo:min-height="1.23cm" fo:min-width="3.222cm" fo:wrap-option="wrap"/>
      <style:paragraph-properties style:writing-mode="lr-tb"/>
    </style:style>
    <style:style style:name="gr3" style:family="graphic" style:parent-style-name="standard">
      <style:graphic-properties draw:fill-color="#ffea00" draw:textarea-horizontal-align="justify" draw:textarea-vertical-align="middle" draw:auto-grow-height="false" fo:min-height="1.23cm" fo:min-width="3.06cm" fo:wrap-option="wrap"/>
      <style:paragraph-properties style:writing-mode="lr-tb"/>
    </style:style>
    <style:style style:name="gr4" style:family="graphic" style:parent-style-name="standard">
      <style:graphic-properties draw:fill-color="#ffea00" draw:textarea-horizontal-align="justify" draw:textarea-vertical-align="middle" draw:auto-grow-height="false" fo:min-height="1.23cm" fo:min-width="2.205cm" fo:wrap-option="wrap"/>
      <style:paragraph-properties style:writing-mode="lr-tb"/>
    </style:style>
    <style:style style:name="gr5" style:family="graphic" style:parent-style-name="standard">
      <style:graphic-properties draw:fill-color="#ffea00" draw:textarea-horizontal-align="justify" draw:textarea-vertical-align="middle" draw:auto-grow-height="false" fo:min-height="0.537cm" fo:min-width="3.568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053cm" svg:stroke-color="#ff91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ea00" draw:textarea-horizontal-align="justify" draw:textarea-vertical-align="middle" draw:auto-grow-height="false" fo:min-height="1.069cm" fo:min-width="3.175cm" fo:wrap-option="wrap"/>
      <style:paragraph-properties style:writing-mode="lr-tb"/>
    </style:style>
    <style:style style:name="gr8" style:family="graphic" style:parent-style-name="standard">
      <style:graphic-properties draw:fill-color="#ffea00" draw:textarea-horizontal-align="justify" draw:textarea-vertical-align="middle" draw:auto-grow-height="false" fo:min-height="1.23cm" fo:min-width="3.914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ea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2cm" svg:height="18.999cm" svg:x="4.01cm" svg:y="1cm">
          <draw:image xlink:href="Pictures/1000000000000425000003A67CF016A8E25B37C1.png" xlink:type="simple" xlink:show="embed" xlink:actuate="onLoad" draw:mime-type="image/png">
            <text:p/>
          </draw:image>
        </draw:frame>
        <draw:custom-shape draw:style-name="gr2" draw:text-style-name="P2" draw:layer="layout" svg:width="4.018cm" svg:height="1.598cm" svg:x="20.843cm" svg:y="8.437cm">
          <text:p text:style-name="P1">Raspberry 3B+</text:p>
          <draw:enhanced-geometry svg:viewBox="0 0 21600 21600" draw:text-areas="800 800 20800 20800" draw:type="round-rectangular-callout" draw:modifiers="-14091.8636476736 25625.5159474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44cm" svg:height="1.598cm" svg:x="21.366cm" svg:y="1.273cm">
          <text:p text:style-name="P1">Switched</text:p>
          <text:p text:style-name="P1">USB Hub</text:p>
          <draw:enhanced-geometry svg:viewBox="0 0 21600 21600" draw:text-areas="800 800 20800 20800" draw:type="round-rectangular-callout" draw:modifiers="-837.03511053316 40120.0750469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921cm" svg:height="1.598cm" svg:x="4.543cm" svg:y="5.267cm">
          <text:p text:style-name="P1">USB Power</text:p>
          <draw:enhanced-geometry svg:viewBox="0 0 21600 21600" draw:text-areas="800 800 20800 20800" draw:type="round-rectangular-callout" draw:modifiers="25288.7063655031 -18884.8030018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921cm" svg:height="1.598cm" svg:x="11.782cm" svg:y="1.248cm">
          <text:p text:style-name="P1">HDMI to VGA</text:p>
          <draw:enhanced-geometry svg:viewBox="0 0 21600 21600" draw:text-areas="800 800 20800 20800" draw:type="round-rectangular-callout" draw:modifiers="-9402.87474332649 38445.02814258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4.392cm" svg:height="0.849cm" svg:x="8.138cm" svg:y="18.396cm">
          <text:p text:style-name="P1">KEYBOARD</text:p>
          <draw:enhanced-geometry svg:viewBox="0 0 21600 21600" draw:text-areas="800 800 20800 20800" draw:type="round-rectangular-callout" draw:modifiers="18158.1607102208 -43098.35294117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" draw:layer="layout" svg:width="4.165cm" svg:height="2.446cm" svg:x="11.386cm" svg:y="4.623cm">
          <draw:image xlink:href="Pictures/10000000000004C5000002CD6F436AE4F33B0D6E.png" xlink:type="simple" xlink:show="embed" xlink:actuate="onLoad" draw:mime-type="image/png">
            <text:p/>
          </draw:image>
        </draw:frame>
        <draw:custom-shape draw:style-name="gr7" draw:text-style-name="P2" draw:layer="layout" svg:width="3.967cm" svg:height="1.423cm" svg:x="5.094cm" svg:y="10.109cm">
          <text:p text:style-name="P1">SD 32 GB</text:p>
          <text:p text:style-name="P1"><text:s/>OS</text:p>
          <draw:enhanced-geometry svg:viewBox="0 0 21600 21600" draw:text-areas="800 800 20800 20800" draw:type="round-rectangular-callout" draw:modifiers="52034.8790322581 -54121.3483146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766cm" svg:height="1.598cm" svg:x="4.42cm" svg:y="7.788cm">
          <text:p text:style-name="P1">USB 128 GB<text:line-break/>ROM Storage</text:p>
          <draw:enhanced-geometry svg:viewBox="0 0 21600 21600" draw:text-areas="800 800 20800 20800" draw:type="round-rectangular-callout" draw:modifiers="35052.9893014474 -26976.3602251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9" draw:text-style-name="P1" draw:layer="layout" svg:width="13.975cm" svg:height="8.206cm" svg:x="6.568cm" svg:y="4.797cm">
          <draw:image xlink:href="Pictures/10000000000004C5000002CD6F436AE4F33B0D6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2T17:46:41.107000000</meta:creation-date>
    <dc:date>2024-01-12T17:56:39.142000000</dc:date>
    <meta:editing-duration>PT9M59S</meta:editing-duration>
    <meta:editing-cycles>1</meta:editing-cycles>
    <meta:document-statistic meta:object-count="10"/>
    <meta:generator>LibreOffice/7.2.0.4$Windows_X86_64 LibreOffice_project/9a9c6381e3f7a62afc1329bd359cc48accb6435b</meta:generator>
  </office:meta>
</office:document-meta>
</file>